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CallRefreshFileObject.OnCallRefreshFileObject( FileObject file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CallRefreshFileObject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copyFrom( FileObject srcFile ,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moveTo( FileObject des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creat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findFiles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resolveFile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isHidd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resolveFile( String name , Name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delete( FileSelector sel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getChil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isWrit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create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findFiles( FileSelector selector , boolean depthwise , List 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CallRefreshFileObject.isRead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